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45cm" style:use-optimal-column-width="true"/>
    </style:style>
    <style:style style:name="co2" style:family="table-column">
      <style:table-column-properties fo:break-before="auto" style:column-width="3.19616666666667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co4" style:family="table-column">
      <style:table-column-properties fo:break-before="auto" style:column-width="1.73566666666667cm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OVR B4</text:p>
          </table:table-cell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rm b4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ness b4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VR</text:p>
          </table:table-cell>
          <table:table-cell office:value-type="float" office:value="713.4" table:formula="of:=[.B1]*[.C12]" table:style-name="ce1">
            <text:p>713.4</text:p>
          </table:table-cell>
          <table:table-cell office:value-type="float" office:value="678.59999999999991" table:formula="of:=[.C1]*[.C12]" table:style-name="ce1">
            <text:p>678.6</text:p>
          </table:table-cell>
          <table:table-cell office:value-type="float" office:value="652.5" table:formula="of:=[.D1]*[.C12]" table:style-name="ce1">
            <text:p>652.5</text:p>
          </table:table-cell>
          <table:table-cell office:value-type="float" office:value="609" table:formula="of:=[.E1]*[.C12]" table:style-name="ce1">
            <text:p>6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RM</text:p>
          </table:table-cell>
          <table:table-cell office:value-type="float" office:value="48" table:formula="of:=[.B2]*[.C13]" table:style-name="ce1">
            <text:p>48</text:p>
          </table:table-cell>
          <table:table-cell office:value-type="float" office:value="57" table:formula="of:=[.C2]*[.C13]" table:style-name="ce1">
            <text:p>57</text:p>
          </table:table-cell>
          <table:table-cell office:value-type="float" office:value="57" table:formula="of:=[.D2]*[.C13]" table:style-name="ce1">
            <text:p>57</text:p>
          </table:table-cell>
          <table:table-cell office:value-type="float" office:value="57" table:formula="of:=[.E2]*[.C13]" table:style-name="ce1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NESS</text:p>
          </table:table-cell>
          <table:table-cell office:value-type="float" office:value="35" table:formula="of:=[.B3]*[.C14]" table:style-name="ce1">
            <text:p>35</text:p>
          </table:table-cell>
          <table:table-cell office:value-type="float" office:value="70" table:formula="of:=[.C3]*[.C14]" table:style-name="ce1">
            <text:p>70</text:p>
          </table:table-cell>
          <table:table-cell office:value-type="float" office:value="70" table:formula="of:=[.D3]*[.C14]" table:style-name="ce1">
            <text:p>70</text:p>
          </table:table-cell>
          <table:table-cell office:value-type="float" office:value="70" table:formula="of:=[.E3]*[.C14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MPORT</text:p>
          </table:table-cell>
          <table:table-cell office:value-type="float" office:value="55.555555555555557" table:formula="of:=([.C18]/(100-[.B1]))*[.C15]" table:style-name="ce1">
            <text:p>55.55555556</text:p>
          </table:table-cell>
          <table:table-cell office:value-type="float" office:value="45.45454545454546" table:formula="of:=([.C18]/(100-[.C1]))*[.C15]" table:style-name="ce1">
            <text:p>45.45454545</text:p>
          </table:table-cell>
          <table:table-cell office:value-type="float" office:value="40" table:formula="of:=([.C18]/(100-[.D1]))*[.C15]" table:style-name="ce1">
            <text:p>40</text:p>
          </table:table-cell>
          <table:table-cell office:value-type="float" office:value="33.333333333333336" table:formula="of:=([.C18]/(100-[.E1]))*[.C15]" table:style-name="ce1">
            <text:p>33.333333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NDOM</text:p>
          </table:table-cell>
          <table:table-cell office:value-type="float" office:value="89" table:formula="of:=RANDBETWEEN(80;110)*[.C16]" table:style-name="ce1">
            <text:p>89</text:p>
          </table:table-cell>
          <table:table-cell office:value-type="float" office:value="98" table:formula="of:=RANDBETWEEN(80;110)*[.C16]" table:style-name="ce1">
            <text:p>98</text:p>
          </table:table-cell>
          <table:table-cell office:value-type="float" office:value="91" table:formula="of:=RANDBETWEEN(80;110)*[.C16]" table:style-name="ce1">
            <text:p>91</text:p>
          </table:table-cell>
          <table:table-cell office:value-type="float" office:value="104" table:formula="of:=RANDBETWEEN(80;110)*[.C16]" table:style-name="ce1">
            <text:p>1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ITION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975.95555555555552" table:formula="of:=SUM([.B4:.B9])" table:style-name="ce1">
            <text:p>975.9555556</text:p>
          </table:table-cell>
          <table:table-cell office:value-type="float" office:value="984.0545454545454" table:formula="of:=SUM([.C4:.C9])" table:style-name="ce1">
            <text:p>984.0545455</text:p>
          </table:table-cell>
          <table:table-cell office:value-type="float" office:value="946.5" table:formula="of:=SUM([.D4:.D9])" table:style-name="ce1">
            <text:p>946.5</text:p>
          </table:table-cell>
          <table:table-cell office:value-type="float" office:value="909.33333333333337" table:formula="of:=SUM([.E4:.E9])" table:style-name="ce1">
            <text:p>909.333333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OVR Mult</text:p>
          </table:table-cell>
          <table:table-cell office:value-type="float" office:value="8.6999999999999993" table:style-name="ce1">
            <text:p>8.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ORM Mult</text:p>
          </table:table-cell>
          <table:table-cell office:value-type="float" office:value="0.6" table:style-name="ce1">
            <text:p>0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IT Mult</text:p>
          </table:table-cell>
          <table:table-cell office:value-type="float" office:value="0.7" table:style-name="ce1">
            <text:p>0.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mport Mult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and Mult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tch Importance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office:string-value="Worst Player" table:formula="of:=IF([.B10]&gt;[.C10]; &quot;Best Player&quot;; &quot;Worst Player&quot;)" table:style-name="ce1">
            <text:p>Worst Player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Paul Garlick</meta:initial-creator>
    <dc:creator>Paul Garlick</dc:creator>
    <meta:creation-date>2019-12-30T20:21:35Z</meta:creation-date>
    <dc:date>2021-04-20T22:59:34Z</dc:date>
    <meta:editing-cycles>2</meta:editing-cycles>
    <meta:editing-duration>PT9540S</meta:editing-duration>
  </office:meta>
</office:document-meta>
</file>